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0be6" officeooo:paragraph-rsid="00080be6"/>
    </style:style>
    <style:style style:name="P2" style:family="paragraph" style:parent-style-name="Standard">
      <style:text-properties fo:color="#3399ff" officeooo:rsid="00080be6" officeooo:paragraph-rsid="00080be6"/>
    </style:style>
    <style:style style:name="P3" style:family="paragraph" style:parent-style-name="Standard">
      <style:paragraph-properties style:line-height-at-least="0.198in"/>
      <style:text-properties fo:color="#3399ff" fo:background-color="#1f1f1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cc00" loext:char-shading-value="0"/>
    </style:style>
    <style:style style:name="T3" style:family="text">
      <style:text-properties fo:background-color="#83caff" loext:char-shading-value="0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808080" style:font-name="Consolas" fo:font-size="10.5pt" fo:font-weight="normal" fo:background-color="#1f1f1f" loext:char-shading-value="0"/>
    </style:style>
    <style:style style:name="T7" style:family="text">
      <style:text-properties fo:color="#569cd6"/>
    </style:style>
    <style:style style:name="T8" style:family="text">
      <style:text-properties fo:color="#569cd6" style:font-name="Consolas" fo:font-size="10.5pt" fo:font-weight="normal"/>
    </style:style>
    <style:style style:name="T9" style:family="text">
      <style:text-properties fo:color="#569cd6" style:font-name="Consolas" fo:font-size="10.5pt" fo:font-weight="normal" fo:background-color="#1f1f1f" loext:char-shading-value="0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Jacoco test coverage in vscode</text:span><text:line-break/></text:p>
      <text:p text:style-name="P2">1. Give the dependency in the pom.xml</text:p>
      <text:p text:style-name="P2"/>
      <text:p text:style-name="P2"><text:span text:style-name="T11">&lt;plugin&gt;</text:span></text:p>
      <text:p text:style-name="P3">            <text:span text:style-name="T10">&lt;groupId&gt;org.jacoco&lt;/groupId&gt;</text:span></text:p>
      <text:p text:style-name="P3">            <text:span text:style-name="T10">&lt;artifactId&gt;jacoco-maven-plugin&lt;/artifactId&gt;</text:span></text:p>
      <text:p text:style-name="P3">            <text:span text:style-name="T10">&lt;version&gt;0.8.10&lt;/version&gt;</text:span></text:p>
      <text:p text:style-name="P3">            <text:span text:style-name="T10">&lt;executions&gt;</text:span></text:p>
      <text:p text:style-name="P3">                <text:span text:style-name="T10">&lt;execution&gt;</text:span></text:p>
      <text:p text:style-name="P3">                    <text:span text:style-name="T10">&lt;goals&gt;</text:span></text:p>
      <text:p text:style-name="P3">                        <text:span text:style-name="T10">&lt;goal&gt;prepare-agent&lt;/goal&gt;</text:span></text:p>
      <text:p text:style-name="P3">                    <text:span text:style-name="T10">&lt;/goals&gt;</text:span></text:p>
      <text:p text:style-name="P3">                <text:span text:style-name="T10">&lt;/execution&gt;</text:span></text:p>
      <text:p text:style-name="P3">                <text:span text:style-name="T10">&lt;execution&gt;</text:span></text:p>
      <text:p text:style-name="P3">                    <text:span text:style-name="T10">&lt;id&gt;report&lt;/id&gt;</text:span></text:p>
      <text:p text:style-name="P3">                    <text:span text:style-name="T10">&lt;phase&gt;test&lt;/phase&gt;</text:span></text:p>
      <text:p text:style-name="P3">                    <text:span text:style-name="T10">&lt;goals&gt;</text:span></text:p>
      <text:p text:style-name="P3">                        <text:span text:style-name="T10">&lt;goal&gt;report&lt;/goal&gt;</text:span></text:p>
      <text:p text:style-name="P3">                    <text:span text:style-name="T10">&lt;/goals&gt;</text:span></text:p>
      <text:p text:style-name="P3">                <text:span text:style-name="T10">&lt;/execution&gt;</text:span></text:p>
      <text:p text:style-name="P3">            <text:span text:style-name="T10">&lt;/executions&gt;</text:span></text:p>
      <text:p text:style-name="P3">        <text:span text:style-name="T10">&lt;/plugin&gt;</text:span></text:p>
      <text:p text:style-name="P2"/>
      <text:p text:style-name="P2">2. provide this command : mvn clean test command</text:p>
      <text:p text:style-name="P2"/>
      <text:p text:style-name="P2">3. You can see the report in : target/site/jacoco/index.html<text:line-break/>(file explor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4T16:58:25.218000000</meta:creation-date>
    <dc:date>2024-09-04T17:08:05.410000000</dc:date>
    <meta:editing-duration>PT9M40S</meta:editing-duration>
    <meta:editing-cycles>1</meta:editing-cycles>
    <meta:document-statistic meta:table-count="0" meta:image-count="0" meta:object-count="0" meta:page-count="1" meta:paragraph-count="23" meta:word-count="51" meta:character-count="787" meta:non-whitespace-character-count="458"/>
    <meta:generator>LibreOffice/4.3.5.2$Windows_x86 LibreOffice_project/3a87456aaa6a95c63eea1c1b3201acedf0751bd5</meta:generator>
  </office:meta>
</office:document-meta>
</file>